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election.EPSel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election.getEnd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election.getEnd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election.getStartRo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PSelection.getStartCo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